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fo:font-style="italic"/>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fo:font-style="italic"/>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fo:color="#ff0000"/>
    </style:style>
    <style:style style:name="T12" style:family="text">
      <style:text-properties fo:font-size="11.00pt" fo:font-weight="bold" fo:font-family="Calibri" style:font-family-asian="Calibri" style:font-family-complex="Calibri" fo:background-color="transparent" style:use-window-font-color="true" fo:font-style="italic"/>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fo:font-style="italic"/>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fo:font-style="italic"/>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bold"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1" style:family="text">
      <style:text-properties fo:font-size="11.00pt" fo:font-weight="bold"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bold"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text:list-style style:name="L2">
      <text:list-level-style-bullet text:level="1" text:bullet-char="•">
        <style:list-level-properties text:space-before="18.00pt" text:min-label-width="18.00pt"/>
        <style:text-properties fo:font-family="Symbol"/>
      </text:list-level-style-bullet>
    </text:list-style>
    <style:style style:name="P2" style:family="paragraph">
      <style:paragraph-properties fo:line-height="115.00%" fo:text-align="left" fo:margin-bottom="10.00pt"/>
    </style:style>
    <style:style style:name="P3" style:family="paragraph">
      <style:paragraph-properties fo:line-height="115.00%" fo:text-align="left" fo:margin-bottom="10.00pt"/>
    </style:style>
    <text:list-style style:name="L4">
      <text:list-level-style-bullet text:level="1" text:bullet-char="•">
        <style:list-level-properties text:space-before="18.15pt" text:min-label-width="18.00pt"/>
        <style:text-properties fo:font-family="Symbol"/>
      </text:list-level-style-bullet>
    </text:list-style>
    <style:style style:name="P4" style:family="paragraph">
      <style:paragraph-properties fo:line-height="100.00%" fo:text-align="left" fo:margin-left="-0.10pt" fo:text-indent="0.10pt"/>
    </style:style>
    <style:style style:name="P5" style:family="paragraph">
      <style:paragraph-properties fo:line-height="100.00%" fo:text-align="left"/>
    </style:style>
    <style:style style:name="P6" style:family="paragraph">
      <style:paragraph-properties fo:line-height="115.00%" fo:text-align="left" fo:margin-bottom="10.00pt"/>
    </style:style>
    <text:list-style style:name="L7">
      <text:list-level-style-bullet text:level="1" text:bullet-char="•">
        <style:list-level-properties text:space-before="18.00pt" text:min-label-width="18.00pt"/>
        <style:text-properties fo:font-family="Symbol"/>
      </text:list-level-style-bullet>
    </text:list-style>
    <style:style style:name="P7" style:family="paragraph">
      <style:paragraph-properties fo:line-height="115.00%" fo:text-align="lef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18.00pt" text:min-label-width="18.00pt"/>
        <style:text-properties fo:font-family="Symbol"/>
      </text:list-level-style-bullet>
    </text:list-style>
    <style:style style:name="P9" style:family="paragraph">
      <style:paragraph-properties fo:line-height="115.00%" fo:text-align="lef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18.00pt" text:min-label-width="18.00pt"/>
        <style:text-properties fo:font-family="Symbol"/>
      </text:list-level-style-bullet>
    </text:list-style>
    <style:style style:name="P11" style:family="paragraph">
      <style:paragraph-properties fo:line-height="115.00%" fo:text-align="left" fo:margin-bottom="10.00pt"/>
    </style:style>
    <style:style style:name="P12" style:family="paragraph">
      <style:paragraph-properties fo:line-height="115.00%" fo:text-align="left" fo:margin-left="18.00pt" fo:text-indent="0.00pt" fo:margin-bottom="10.00pt"/>
    </style:style>
    <style:style style:name="P13" style:family="paragraph">
      <style:paragraph-properties fo:line-height="115.00%" fo:text-align="left" fo:margin-bottom="10.00pt"/>
    </style:style>
    <style:style style:name="P14" style:family="paragraph">
      <style:paragraph-properties fo:line-height="115.00%" fo:text-align="left" fo:margin-left="36.00pt" fo:text-indent="0.00pt" fo:margin-bottom="10.00pt"/>
    </style:style>
    <style:style style:name="P15" style:family="paragraph">
      <style:paragraph-properties fo:line-height="115.00%" fo:text-align="left" fo:margin-bottom="10.00pt"/>
    </style:style>
    <style:style style:name="P16" style:family="paragraph">
      <style:paragraph-properties fo:line-height="115.00%" fo:text-align="left" fo:margin-left="36.00pt" fo:text-indent="0.00pt" fo:margin-bottom="10.00pt"/>
    </style:style>
    <style:style style:name="P17" style:family="paragraph">
      <style:paragraph-properties fo:line-height="115.00%" fo:text-align="left" fo:margin-bottom="10.00pt"/>
    </style:style>
    <style:style style:name="P18" style:family="paragraph">
      <style:paragraph-properties fo:line-height="115.00%" fo:text-align="left" fo:margin-left="36.00pt" fo:text-indent="0.00pt" fo:margin-bottom="10.00pt"/>
    </style:style>
    <style:style style:name="P19" style:family="paragraph">
      <style:paragraph-properties fo:line-height="115.00%" fo:text-align="left" fo:margin-bottom="10.00pt"/>
    </style:style>
  </office:automatic-styles>
  <office:body>
    <office:text>
      <text:p text:style-name="P1"><text:span text:style-name="T1">Fiche Atelier sur la question de la mobilité à partir de données libres</text:span><text:span text:style-name="T2"/></text:p>
      <text:p text:style-name="P1"><text:span text:style-name="T2"># Méthodologie suivie : définir, trouver, récupérer, vérifier, nettoyer, analyser, présenter.<text:line-break/>Pipeline :<text:s/></text:span><text:a xlink:href="https://datactivist.coop/datamythes/"><text:span text:style-name="T3">https://datactivist.coop/datamythes/</text:span></text:a><text:span text:style-name="T4"/></text:p>
      <text:p text:style-name="P1"><text:span text:style-name="T4"/></text:p>
      <text:p text:style-name="P1"><text:span text:style-name="T5">1 - Définir : trouver un angle à partir des thèmes :<text:s/></text:span><text:span text:style-name="T6">Mobilité ; transports.</text:span></text:p>
      <text:p text:style-name="P1"><text:span text:style-name="T6">Les transports en commun semblent insuffisants étant donné la circulation toujours aussi dense en début et fin de journée, sur les trajets domicile-travail. Un angle est recherché sur la qualité des transports dans la région :</text:span></text:p>
      <text:list text:style-name="L2">
        <text:list-item>
          <text:p text:style-name="P2"><text:span text:style-name="T6">Les transports en communs sont-ils réellement suffisants et de qualité en région Provence Alpes-Côte d'Azur ? Constituent-ils une réelle alternative à la voiture ? <text:line-break/>/ Y a t-il assez de transports en commun ?<text:line-break/>Quelle est la marge de progression dans la région ?</text:span><text:span text:style-name="T7"/></text:p>
        </text:list-item>
        <text:list-item>
          <text:p text:style-name="P2"><text:span text:style-name="T8">Quels besoins en transports en communs dans la région PACA ?</text:span><text:span text:style-name="T9"><text:line-break/>Quels transports en communs sont les plus développés actuellement ?</text:span></text:p>
        </text:list-item>
      </text:list>
      <text:p text:style-name="P3"><text:span text:style-name="T10">Quels type de transports étudier ? (bus, train.. autres ? trotinnettes, vélo électriques (la start up Limes en propose notamment à Marseille) </text:span></text:p>
      <text:p text:style-name="P3"><text:span text:style-name="T10">Quels critères : </text:span></text:p>
      <text:list text:style-name="L4">
        <text:list-item>
          <text:p text:style-name="P4"><text:span text:style-name="T10">quantité</text:span></text:p>
        </text:list-item>
        <text:list-item>
          <text:p text:style-name="P4"><text:span text:style-name="T10">régularité (nombre de passages par heure)</text:span></text:p>
        </text:list-item>
        <text:list-item>
          <text:p text:style-name="P4"><text:span text:style-name="T10">calendrier : année scolaire / professionnelle et les temps de loisir (soirée, week-end et vacances)</text:span></text:p>
        </text:list-item>
        <text:list-item>
          <text:p text:style-name="P4"><text:span text:style-name="T10">fiabilité (difficultés :<text:s text:c="2"/>retards / grèves / annulations)</text:span></text:p>
        </text:list-item>
        <text:list-item>
          <text:p text:style-name="P4"><text:span text:style-name="T10">information / commnication : site / application dédiée ?</text:span></text:p>
        </text:list-item>
        <text:list-item>
          <text:p text:style-name="P4"><text:span text:style-name="T10">cartopgraphie</text:span></text:p>
        </text:list-item>
        <text:list-item>
          <text:p text:style-name="P4"><text:span text:style-name="T10">coût ? (abonnement ; essence, distance, péage)</text:span></text:p>
        </text:list-item>
        <text:list-item>
          <text:p text:style-name="P4"><text:span text:style-name="T10">utilisation actuelle ? </text:span></text:p>
        </text:list-item>
        <text:list-item>
          <text:p text:style-name="P4"><text:span text:style-name="T10">besoins ? comment les récolter : sondages ? / Bases De Données des trajets "domicile - lieu de travail" ?</text:span></text:p>
        </text:list-item>
        <text:list-item>
          <text:p text:style-name="P4"><text:span text:style-name="T10">des accès pour les personnes à mobilité réduite sont-ils prévus ? Les normes sont-elles respectées ? (accès installation / délai ?)</text:span></text:p>
        </text:list-item>
      </text:list>
      <text:p text:style-name="P5"><text:span text:style-name="T11"/></text:p>
      <text:p text:style-name="P6"><text:span text:style-name="T12">A cette étape, il est indispensable d'affiner l'angle et de déterminer comment arriver à utiliser les données retenues.</text:span><text:span text:style-name="T13"/></text:p>
      <text:p text:style-name="P6"><text:span text:style-name="T13">Le premier questionnement, s'approchant le plus d'un angle est gardé : "<text:s/></text:span><text:span text:style-name="T14">Les transports en communs sont-ils réellement suffisants et de qualité en région Provence Alpes-Côte d'Azur ?<text:s/></text:span><text:span text:style-name="T15">" </text:span></text:p>
      <text:p text:style-name="P6"><text:span text:style-name="T15">Des recherches sont réalisées sur transportdata.gouv.fr et datasud (elles seront recentrées sur les réseaux LER, TER) :<text:line-break/></text:span><text:a xlink:href="https://transport.data.gouv.fr"><text:span text:style-name="T16">https://transport.data.gouv.fr</text:span></text:a><text:span text:style-name="T17"><text:s/>&gt; sélection en page d'accueil de l'encart thématique "Horaire transport en commun (115 jeux de données)" &gt; Filtre "Région Sud - Provence-Alpes-Côte d'Azur".</text:span></text:p>
      <text:p text:style-name="P6"><text:a xlink:href="https://www.datasud.fr"><text:span text:style-name="T18">https://www.datasud.fr</text:span></text:a><text:span text:style-name="T19"><text:s text:c="2"/>&gt; Onglet "trouver les données"<text:s text:c="2"/>&gt; "Thématiques" &gt; "Mobilité et transports" &gt; Fichiers en page 1 "Lignes Expresses Régionales : Points d'arrêts et horaires des lignes" et "Trains Express Régionaux : Points d'arrêts et horaires des lignes".</text:span></text:p>
      <text:p text:style-name="P6"><text:span text:style-name="T19">Nous avons été alartés sur le rique d'une approche trop "technique" en s'appuyant uniquement sur ces fichiers et l'échelle régionale.</text:span></text:p>
      <text:p text:style-name="P6"><text:span text:style-name="T19">En raison de l'étendue des données et du public cible (tout public) l'aire géographique a été réduite et plus précise (les réseaux du Pays d'Aix). L'atelier pourra être reproductible pour d'autres réseaux ou à d'autres échelles par la suite.<text:line-break/></text:span><text:span text:style-name="T20">Remarque :<text:s/></text:span><text:span text:style-name="T21">il est intéressant de constater la publication des données à l'échelle de la Métropole Aix-Marseille Provence<text:s/></text:span><text:a xlink:href="https://trouver.datasud.fr/dataset/reseaux-de-transports-en-commun-de-la-metropole-daix-marseille-provence-et-des-bouches-du-rhone"><text:span text:style-name="T22">https://trouver.datasud.fr/dataset/reseaux-de-transports-en-commun-de-la-metropole-daix-marseille-provence-et-des-bouches-du-rhone</text:span></text:a><text:span text:style-name="T23"><text:s/>(cet échelon et ces données pourraient être pertinentes pour un autre atelier)</text:span></text:p>
      <text:p text:style-name="P6"><text:span text:style-name="T24">Angle retenu :<text:s/></text:span><text:span text:style-name="T25">Les transports en commun dans le Pays d'Aix sont-ils suffisants et de qualité ? <text:line-break/>Durée de l'atelier : 2 à 3h<text:line-break/>Public : usagers de bibliothèques (Bibliothèque Méjanes ?)</text:span></text:p>
      <text:p text:style-name="P6"><text:span text:style-name="T25"/></text:p>
      <text:p text:style-name="P6"><text:span text:style-name="T26">2 - Trouver les données</text:span><text:span text:style-name="T27"/></text:p>
      <text:p text:style-name="P6"><text:span text:style-name="T27">Une première recherche pour le téléchargement des itinéraires des bus est réalisée à partir du site :<text:s/></text:span><text:a xlink:href="https://www.lepilote.com"><text:span text:style-name="T28">https://www.lepilote.com</text:span></text:a><text:span text:style-name="T29"><text:s/></text:span></text:p>
      <text:p text:style-name="P6"><text:span text:style-name="T29">Onglet "accès pro" puis "Open Data" :<text:s/></text:span><text:a xlink:href="https://www.lepilote.com/fr/open-data/83"><text:span text:style-name="T30">https://www.lepilote.com/fr/open-data/83</text:span></text:a><text:span text:style-name="T31"/></text:p>
      <text:p text:style-name="P6"><text:span text:style-name="T31">On sélectionne uniquement les réseaux Aix en Bus et CPA Pays Aix Mobilités qui desservent l'intérieur du Pays d'Aix. </text:span></text:p>
      <text:p text:style-name="P6"><text:span text:style-name="T31">Les fichiers sont au format GTFS (General Transit Feed Specification) <text:line-break/></text:span><text:span text:style-name="T32">"également connu sous le nom de GTFS statique ou de flux statique pour le différencier de l'extension GTFS-realtime, définit un format de fichier commun pour les horaires de transports en commun et les informations géographiques associées. Les "flux" GTFS permettent aux agences publiques de publier leurs informations de transports en commun et aux développeurs de créer des applications qui utilisent ces données de manière interopérable."</text:span><text:span text:style-name="T33"><text:line-break/>Remarque : Le fichier "shape" représentant l'itinéraire entre deux points n'est pas toujours disponible.</text:span></text:p>
      <text:p text:style-name="P6"><text:span text:style-name="T33">Nous vérifions que les autres réseaux ne desservent pas l'intérieur du Pays d'Aix. Il y a juste à notre connaissance la ligne Aix TGV qui est un cas à part. </text:span></text:p>
      <text:p text:style-name="P6"><text:span text:style-name="T33">Nous vérifions les exports et les données stops et routes. </text:span></text:p>
      <text:p text:style-name="P6"><text:span text:style-name="T33">Lecture en parralèle de la documentation<text:s/></text:span><text:a xlink:href="http://doc.digitaltransport.io/data-transport-mali-GTFS/"><text:span text:style-name="T34">http://doc.digitaltransport.io/data-transport-mali-GTFS/</text:span></text:a><text:span text:style-name="T35"><text:s/>pour comprendre l'organisation d'un fichier GTFS. </text:span></text:p>
      <text:p text:style-name="P6"><text:span text:style-name="T36">Autre recherches :<text:s/></text:span><text:span text:style-name="T37"/></text:p>
      <text:p text:style-name="P6"><text:span text:style-name="T37">Recherche dans Google avec la mention :</text:span></text:p>
      <text:list text:style-name="L7">
        <text:list-item>
          <text:p text:style-name="P7"><text:span text:style-name="T37">"transports aix-en-provence filetype:csv"</text:span></text:p>
        </text:list-item>
        <text:list-item>
          <text:p text:style-name="P7"><text:span text:style-name="T37">"transport filetype:csv site:opendatafrance.net"</text:span></text:p>
        </text:list-item>
      </text:list>
      <text:p text:style-name="P8"><text:span text:style-name="T37">Recherche sur Google dataset Search (interrogation de bases de données)<text:s/></text:span><text:a xlink:href="https://toolbox.google.com/datasetsearch"><text:span text:style-name="T38">https://toolbox.google.com/datasetsearch</text:span></text:a><text:span text:style-name="T39"><text:s/>:</text:span></text:p>
      <text:list text:style-name="L9">
        <text:list-item>
          <text:p text:style-name="P9"><text:span text:style-name="T39"><text:s/>"transports aix-en-provence "</text:span></text:p>
        </text:list-item>
      </text:list>
      <text:p text:style-name="P10"><text:span text:style-name="T39">Il est intéressant d'ajouter l'IRIS population. Recherches réalisées à partir d'un autre site permettant de récupérer des données :</text:span></text:p>
      <text:p text:style-name="P10"><text:span text:style-name="T39">- data.opendatasoft.com un essai gratuit est possible. Nous utilisons l'URL :<text:s/></text:span><text:a xlink:href="https://datactivist.opendatasoft.com/explore/"><text:span text:style-name="T40">https://datactivist.opendatasoft.com/explore/</text:span></text:a><text:span text:style-name="T41"/></text:p>
      <text:list text:style-name="L11">
        <text:list-item>
          <text:p text:style-name="P11"><text:span text:style-name="T42">Nous téléchargeons les fichiers et les données IRIS 2012 pour la population (IRIS : Ilôts Regroupés pour l'Information Statistique ; entre 1 800 et 5 000 habitants) :</text:span></text:p>
        </text:list-item>
        <text:list-item>
          <text:p text:style-name="P12"><text:span text:style-name="T42"><text:s/>à partir de l'onlget "Carte", en cliquant sur "ajouter un jeu de données à cette carte" et en sélectionnant sous la facette "source" : "toutes les données disponibles" : recherche IRIS (emploi) : facettes : <text:line-break/>Langue : francais ; domaine : public ; mot clés : "population".</text:span></text:p>
        </text:list-item>
        <text:list-item>
          <text:p text:style-name="P12"><text:span text:style-name="T42">Fichier : "Population française par code IRIS en 2012", cliquer sur "filtrer", puis filtrer par département en lançant la recherche "crtl + f + 13" puis sélectionner les enregistrements.</text:span></text:p>
        </text:list-item>
      </text:list>
      <text:p text:style-name="P13"><text:span text:style-name="T42"/></text:p>
      <text:p text:style-name="P13"><text:span text:style-name="T43"><text:s/>3 - Récupérer</text:span><text:span text:style-name="T44"/></text:p>
      <text:p text:style-name="P13"><text:span text:style-name="T44">- Téléchargement direct donc de trois fichiers : </text:span></text:p>
      <text:p text:style-name="P14"><text:span text:style-name="T44">- Fichiers GTFS des réseaux Aix en Bus et CPA sur le site le pilote.</text:span></text:p>
      <text:p text:style-name="P14"><text:span text:style-name="T44">- "population française par code IRIS 2012" à partir d'OpenData Soft.</text:span></text:p>
      <text:p text:style-name="P14"><text:span text:style-name="T44"/></text:p>
      <text:p text:style-name="P15"><text:span text:style-name="T45">4 - Vérifier</text:span><text:span text:style-name="T46"/></text:p>
      <text:p text:style-name="P15"><text:span text:style-name="T46">- Vérification à la lecture du fichier et lors de l'affichage sur la carte d'OpenDadatSoft. </text:span></text:p>
      <text:p text:style-name="P15"><text:span text:style-name="T46">Les sources sont fiables et la majorités des données se retrouvent sur plusieurs sites.</text:span></text:p>
      <text:p text:style-name="P15"><text:span text:style-name="T46">Des doublons sont repérés aux niveaux des arrêts de bus.<text:line-break/></text:span></text:p>
      <text:p text:style-name="P15"><text:span text:style-name="T47"><text:s/>5 - Nettoyer :<text:s/></text:span><text:span text:style-name="T48">Préparer les données pour les analyser</text:span></text:p>
      <text:p text:style-name="P15"><text:span text:style-name="T48">- Toilettage : Les points de départ et d'arrivés sont bien dissociés.</text:span></text:p>
      <text:p text:style-name="P15"><text:span text:style-name="T48"/></text:p>
      <text:p text:style-name="P15"><text:span text:style-name="T49"><text:s/>6 - Analyser</text:span><text:span text:style-name="T50"/></text:p>
      <text:p text:style-name="P15"><text:span text:style-name="T50">Type d’analyse :<text:s text:c="2"/>Analyse spatiale</text:span></text:p>
      <text:p text:style-name="P15"><text:span text:style-name="T50">Premiers constats permettant d'ouvrir le débat : Les arrêts sont concentrés dans la ville centre. <text:line-break/>De nombreux arrêst sont également visibles à Purycard. Leur nombre semblent importants, voire disproportionnés compte tenu du nombre d'habitants (5000 habitants).</text:span><text:span text:style-name="T51"/></text:p>
      <text:p text:style-name="P15"><text:span text:style-name="T51"/></text:p>
      <text:p text:style-name="P15"><text:span text:style-name="T51"><text:s/>7 - Présenter</text:span></text:p>
      <text:p text:style-name="P15"><text:span text:style-name="T52">Plusieurs outils ont été envisagés : </text:span></text:p>
      <text:p text:style-name="P15"><text:span text:style-name="T52">Une visualisation dans Open Street Map et un autre outil de visualisaiton possible : overpass turbo.</text:span></text:p>
      <text:p text:style-name="P16"><text:span text:style-name="T52">Recherche des mots clés en lien avec les transports en communs dans OSM :<text:line-break/></text:span><text:a xlink:href="https://wiki.openstreetmap.org/wiki/FR:Éléments_cartographiques"><text:span text:style-name="T53">https://wiki.openstreetmap.org/wiki/FR:Éléments_cartographiques</text:span></text:a><text:span text:style-name="T54"/></text:p>
      <text:p text:style-name="P16"><text:span text:style-name="T54">Dans le sommaire sélection du thème "1.21 transports publics"<text:s/></text:span><text:a xlink:href="https://wiki.openstreetmap.org/wiki/FR:Éléments_cartographiques#Transports_publics_.28public_transport.29"><text:span text:style-name="T55">https://wiki.openstreetmap.org/wiki/FR:Éléments_cartographiques#Transports_publics_.28public_transport.29</text:span></text:a><text:span text:style-name="T56"/></text:p>
      <text:p text:style-name="P16"><text:span text:style-name="T56">test "route = *" pour afficher tous les éléments.<text:line-break/>utilisation de highway = bus stop</text:span></text:p>
      <text:p text:style-name="P17"><text:span text:style-name="T56">L'outil n'est pas retenu, les itinéraires affichés restent imprécis et n'apportent pas d'informations pertinentes.<text:line-break/>L'outil Tableau n'est pas non plus retenu pour l'affichage.</text:span></text:p>
      <text:p text:style-name="P17"><text:span text:style-name="T57">Outil retenu : la réalisation de carte à partir d'OpenDataSoft.</text:span><text:span text:style-name="T58"/></text:p>
      <text:p text:style-name="P17"><text:span text:style-name="T58">Les fichiers d'arrêt du site le pilote ont été préalablement chargés à partir d'un compte Sur OpenData Soft. Le second fichier intégré à partir de la précendente recherche des zone IRIS.</text:span></text:p>
      <text:p text:style-name="P17"><text:span text:style-name="T58">Test : réglage "coroplate", "monochrome" pour chaque données, ainsi que "zones de chaleur" et une délimitation marquée en augmentant l'épaisseur à partir de "Bordures et formes" sous "Affichage".</text:span></text:p>
      <text:p text:style-name="P17"><text:span text:style-name="T58">Affichage retenu : Zones de chaleur pour afficher les zones d'arrêt et la délimitation en noir ou blanc pour les zones IRIS. La largeur des délimitations pourra être augmentée.<text:line-break/></text:span></text:p>
      <text:p text:style-name="P17"><text:span text:style-name="T59">Pistes pour introduire l'atelier ou des informations supplémentaires<text:s text:c="2"/>: </text:span></text:p>
      <text:p text:style-name="P18"><text:a xlink:href="https://www.planetoscope.com/transport/Mobilite"><text:span text:style-name="T60">https://www.planetoscope.com/transport/Mobilite</text:span></text:a><text:span text:style-name="T61"/></text:p>
      <text:p text:style-name="P18"><text:a xlink:href="https://www.tictactrip.eu/"><text:span text:style-name="T62">https://www.tictactrip.eu/</text:span></text:a><text:span text:style-name="T63"/></text:p>
      <text:p text:style-name="P18"><text:a xlink:href="https://datafrance.info/aix-en-provence-13290"><text:span text:style-name="T64">https://datafrance.info/aix-en-provence-13290</text:span></text:a><text:span text:style-name="T65"/></text:p>
      <text:p text:style-name="P19"><text:span text:style-name="T65"/></text:p>
      <text:p text:style-name="P19"><text:span text:style-name="T66">Pistes pour des ateliers complémentaires à la suite de celui-ci :<text:s/></text:span><text:span text:style-name="T67">chercher à améliorer la visibilité des emplois par zone IRIS ; élargir le périmètre géographique.</text:span></text:p>
      <text:p text:style-name="P19"><text:span text:style-name="T67"/></text:p>
      <text:p text:style-name="P19"><text:span text:style-name="T6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